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63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огин">
      <style:table-properties table:display="true" style:writing-mode="lr-tb"/>
    </style:style>
    <style:style style:name="ta2" style:family="table" style:master-page-name="PageStyle_5f_Пароль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огин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Логин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Позитивный класс</text:p>
          </table:table-cell>
          <table:table-cell table:style-name="ce2" office:value-type="string" calcext:value-type="string">
            <text:p>Граничные значения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-15 символов (буквы латиницей, цифры и символы: _)</text:p>
          </table:table-cell>
          <table:table-cell table:style-name="ce3" office:value-type="string" calcext:value-type="string">
            <text:p>2, 3, 4 – 14, 15, 16 (буквы латиницей, цифры и символы: _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Негативные классы</text:p>
          </table:table-cell>
          <table:table-cell table:style-name="ce4" office:value-type="string" calcext:value-type="string">
            <text:p>Граничные значения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до 3 символов</text:p>
          </table:table-cell>
          <table:table-cell table:style-name="ce3" office:value-type="string" calcext:value-type="string">
            <text:p>1,2 и 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больше 15 символов</text:p>
          </table:table-cell>
          <table:table-cell table:style-name="ce3" office:value-type="string" calcext:value-type="string">
            <text:p>15,16 и 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-15 символов (буквы кирилицей, цифры и символы: _)</text:p>
          </table:table-cell>
          <table:table-cell table:style-name="ce3" office:value-type="string" calcext:value-type="string">
            <text:p>2, 3, 4 – 14, 15, 16 (буквы кирилицей, цифры и символы: _)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спецсимволы кроме _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Пустое значение</text:p>
          </table:table-cell>
          <table:table-cell table:style-name="ce3" office:value-type="string" calcext:value-type="string">
            <text:p>не требу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без цифр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без букв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без _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с кириллицей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с специальными символами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 table:number-rows-repeated="986">
          <table:table-cell table:style-name="ce3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ароль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Пароль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Позитивный класс</text:p>
          </table:table-cell>
          <table:table-cell table:style-name="ce2" office:value-type="string" calcext:value-type="string">
            <text:p>Граничные значения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имволы, 8- +беск (включая минимум одну букву и одну цифру.)</text:p>
          </table:table-cell>
          <table:table-cell table:style-name="ce3" office:value-type="string" calcext:value-type="string">
            <text:p>7,8,9- + беск (включая минимум одну букву и одну цифру.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Негативные классы</text:p>
          </table:table-cell>
          <table:table-cell table:style-name="ce4" office:value-type="string" calcext:value-type="string">
            <text:p>Граничные значения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до 8 символов (включая минимум одну букву и одну цифру.)</text:p>
          </table:table-cell>
          <table:table-cell table:style-name="ce3" office:value-type="string" calcext:value-type="string">
            <text:p>6,7 и 8 включая минимум одну букву и одну цифру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Пустое значение</text:p>
          </table:table-cell>
          <table:table-cell table:style-name="ce7" office:value-type="string" calcext:value-type="string">
            <text:p>не требу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без цифр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без букв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с кириллицей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Строка с специальными символами</text:p>
          </table:table-cell>
          <table:table-cell table:style-name="ce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огин" style:display-name="PageStyle_Логи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ароль" style:display-name="PageStyle_Паро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" meta:object-count="0"/>
    <meta:generator>LibreOfficeDev/6.0.5.2$Linux_X86_64 LibreOffice_project/</meta:generator>
  </office:meta>
</office:document-meta>
</file>